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Calibri" style:font-name-complex="Calibri" fo:font-size="14pt" style:font-size-asian="14pt" style:font-size-complex="14pt"/>
    </style:style>
    <style:style style:name="P3" style:parent-style-name="Standard" style:family="paragraph">
      <style:text-properties style:font-name="Calibri" style:font-name-complex="Calibri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6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7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10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11" style:parent-style-name="DefaultParagraphFont" style:family="text">
      <style:text-properties style:font-name="Calibri" style:font-name-complex="Calibri"/>
    </style:style>
    <style:style style:name="T12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13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14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15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16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17" style:parent-style-name="DefaultParagraphFont" style:family="text">
      <style:text-properties style:font-name="Calibri" style:font-name-complex="Calibri"/>
    </style:style>
    <style:style style:name="T18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19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0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1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2" style:parent-style-name="DefaultParagraphFont" style:family="text">
      <style:text-properties style:font-name="Calibri" style:font-name-complex="Calibri" fo:font-style="italic" style:font-style-asian="italic" style:font-style-complex="italic"/>
    </style:style>
    <style:style style:name="T23" style:parent-style-name="DefaultParagraphFont" style:family="text">
      <style:text-properties style:font-name="Calibri" style:font-name-complex="Calibri"/>
    </style:style>
    <style:style style:name="P24" style:parent-style-name="Standard" style:family="paragraph">
      <style:text-properties style:font-name="Calibri" style:font-name-complex="Calibri"/>
    </style:style>
    <style:style style:name="P25" style:parent-style-name="Standard" style:family="paragraph">
      <style:text-properties style:font-name="Calibri" style:font-name-complex="Calibri"/>
    </style:style>
    <style:style style:name="P26" style:parent-style-name="Standard" style:family="paragraph">
      <style:text-properties style:font-name="Calibri" style:font-name-complex="Calibri"/>
    </style:style>
    <style:style style:name="P27" style:parent-style-name="Standard" style:family="paragraph">
      <style:text-properties style:font-name="Calibri" style:font-name-complex="Calibri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P31" style:parent-style-name="Standard" style:family="paragraph">
      <style:text-properties style:font-name="Calibri" style:font-name-complex="Calibri"/>
    </style:style>
    <style:style style:name="P32" style:parent-style-name="Standard" style:family="paragraph">
      <style:text-properties style:font-name="Calibri" style:font-name-complex="Calibri"/>
    </style:style>
    <style:style style:name="P33" style:parent-style-name="Standard" style:family="paragraph">
      <style:text-properties style:font-name="Calibri" style:font-name-complex="Calibri"/>
    </style:style>
    <style:style style:name="P34" style:parent-style-name="Standard" style:family="paragraph">
      <style:paragraph-properties fo:background-color="#D9D9D9"/>
      <style:text-properties style:font-name="Calibri" style:font-name-complex="Calibri"/>
    </style:style>
    <style:style style:name="P35" style:parent-style-name="Standard" style:family="paragraph">
      <style:paragraph-properties fo:background-color="#D9D9D9"/>
      <style:text-properties style:font-name="Calibri" style:font-name-complex="Calibri"/>
    </style:style>
    <style:style style:name="P36" style:parent-style-name="Standard" style:family="paragraph">
      <style:paragraph-properties fo:background-color="#D9D9D9"/>
      <style:text-properties style:font-name="Calibri" style:font-name-complex="Calibri"/>
    </style:style>
    <style:style style:name="P37" style:parent-style-name="Standard" style:family="paragraph">
      <style:paragraph-properties fo:background-color="#D9D9D9"/>
      <style:text-properties style:font-name="Calibri" style:font-name-complex="Calibri"/>
    </style:style>
    <style:style style:name="P38" style:parent-style-name="Standard" style:family="paragraph">
      <style:paragraph-properties fo:background-color="#D9D9D9"/>
      <style:text-properties style:font-name="Calibri" style:font-name-complex="Calibri"/>
    </style:style>
    <style:style style:name="P39" style:parent-style-name="Standard" style:family="paragraph">
      <style:paragraph-properties fo:background-color="#D9D9D9"/>
      <style:text-properties style:font-name="Calibri" style:font-name-complex="Calibri"/>
    </style:style>
    <style:style style:name="P40" style:parent-style-name="Standard" style:family="paragraph">
      <style:text-properties style:font-name="Calibri" style:font-name-complex="Calibri"/>
    </style:style>
    <style:style style:name="P41" style:parent-style-name="Standard" style:family="paragraph">
      <style:text-properties style:font-name="Calibri" style:font-name-complex="Calibri"/>
    </style:style>
    <style:style style:name="P42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style:font-name="Calibri" style:font-name-complex="Calibri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Standard" style:family="paragraph">
      <style:paragraph-properties fo:background-color="#D9D9D9"/>
    </style:style>
    <style:style style:name="P45" style:parent-style-name="Standard" style:family="paragraph">
      <style:paragraph-properties fo:background-color="#D9D9D9"/>
    </style:style>
    <style:style style:name="P46" style:parent-style-name="Standard" style:family="paragraph">
      <style:paragraph-properties fo:background-color="#D9D9D9"/>
    </style:style>
    <style:style style:name="P47" style:parent-style-name="Standard" style:family="paragraph">
      <style:paragraph-properties fo:background-color="#D9D9D9"/>
    </style:style>
    <style:style style:name="P48" style:parent-style-name="Standard" style:family="paragraph">
      <style:paragraph-properties fo:background-color="#D9D9D9"/>
    </style:style>
    <style:style style:name="P49" style:parent-style-name="Standard" style:family="paragraph">
      <style:paragraph-properties fo:background-color="#D9D9D9"/>
    </style:style>
    <style:style style:name="P5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Standard" style:family="paragraph">
      <style:paragraph-properties fo:background-color="#D9D9D9"/>
    </style:style>
    <style:style style:name="P53" style:parent-style-name="Standard" style:family="paragraph">
      <style:paragraph-properties fo:background-color="#D9D9D9"/>
    </style:style>
    <style:style style:name="P54" style:parent-style-name="Standard" style:family="paragraph">
      <style:paragraph-properties fo:background-color="#D9D9D9"/>
    </style:style>
    <style:style style:name="P55" style:parent-style-name="Standard" style:family="paragraph">
      <style:paragraph-properties fo:background-color="#D9D9D9"/>
    </style:style>
    <style:style style:name="P56" style:parent-style-name="Standard" style:family="paragraph">
      <style:paragraph-properties fo:background-color="#D9D9D9"/>
    </style:style>
    <style:style style:name="P57" style:parent-style-name="Standard" style:family="paragraph">
      <style:paragraph-properties fo:background-color="#D9D9D9"/>
    </style:style>
    <style:style style:name="P58" style:parent-style-name="Standard" style:family="paragraph">
      <style:paragraph-properties fo:background-color="#D9D9D9"/>
    </style:style>
    <style:style style:name="P59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Standard" style:family="paragraph">
      <style:paragraph-properties fo:background-color="#D9D9D9"/>
    </style:style>
    <style:style style:name="P62" style:parent-style-name="Standard" style:family="paragraph">
      <style:paragraph-properties fo:background-color="#D9D9D9"/>
    </style:style>
    <style:style style:name="P63" style:parent-style-name="Standard" style:family="paragraph">
      <style:paragraph-properties fo:background-color="#D9D9D9"/>
    </style:style>
    <style:style style:name="P64" style:parent-style-name="Standard" style:family="paragraph">
      <style:paragraph-properties fo:background-color="#D9D9D9"/>
    </style:style>
    <style:style style:name="P65" style:parent-style-name="Standard" style:family="paragraph">
      <style:paragraph-properties fo:background-color="#D9D9D9"/>
    </style:style>
    <style:style style:name="P66" style:parent-style-name="Standard" style:family="paragraph">
      <style:paragraph-properties fo:background-color="#D9D9D9"/>
    </style:style>
    <style:style style:name="P67" style:parent-style-name="Standard" style:family="paragraph">
      <style:paragraph-properties fo:background-color="#D9D9D9"/>
    </style:style>
    <style:style style:name="P68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Standard" style:family="paragraph">
      <style:paragraph-properties fo:background-color="#D9D9D9"/>
    </style:style>
    <style:style style:name="P71" style:parent-style-name="Standard" style:family="paragraph">
      <style:paragraph-properties fo:background-color="#D9D9D9"/>
    </style:style>
    <style:style style:name="P72" style:parent-style-name="Standard" style:family="paragraph">
      <style:paragraph-properties fo:background-color="#D9D9D9"/>
    </style:style>
    <style:style style:name="P73" style:parent-style-name="Standard" style:family="paragraph">
      <style:paragraph-properties fo:background-color="#D9D9D9"/>
    </style:style>
    <style:style style:name="P74" style:parent-style-name="Standard" style:family="paragraph">
      <style:paragraph-properties fo:background-color="#D9D9D9"/>
    </style:style>
    <style:style style:name="P75" style:parent-style-name="Standard" style:family="paragraph">
      <style:paragraph-properties fo:background-color="#D9D9D9"/>
    </style:style>
    <style:style style:name="P76" style:parent-style-name="Standard" style:family="paragraph">
      <style:paragraph-properties fo:background-color="#D9D9D9"/>
    </style:style>
    <style:style style:name="P77" style:parent-style-name="Standard" style:family="paragraph">
      <style:paragraph-properties fo:background-color="#D9D9D9"/>
    </style:style>
    <style:style style:name="P78" style:parent-style-name="Standard" style:family="paragraph">
      <style:paragraph-properties fo:background-color="#D9D9D9"/>
    </style:style>
    <style:style style:name="P79" style:parent-style-name="Standard" style:family="paragraph">
      <style:paragraph-properties fo:background-color="#D9D9D9"/>
    </style:style>
    <style:style style:name="P80" style:parent-style-name="Standard" style:family="paragraph">
      <style:paragraph-properties fo:background-color="#D9D9D9"/>
    </style:style>
    <style:style style:name="P81" style:parent-style-name="Standard" style:family="paragraph">
      <style:paragraph-properties fo:background-color="#D9D9D9"/>
    </style:style>
    <style:style style:name="P8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8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Standard" style:family="paragraph">
      <style:paragraph-properties fo:background-color="#D9D9D9"/>
    </style:style>
    <style:style style:name="P86" style:parent-style-name="Standard" style:family="paragraph">
      <style:paragraph-properties fo:background-color="#D9D9D9"/>
    </style:style>
    <style:style style:name="P87" style:parent-style-name="Standard" style:family="paragraph">
      <style:paragraph-properties fo:background-color="#D9D9D9"/>
    </style:style>
    <style:style style:name="P88" style:parent-style-name="Standard" style:family="paragraph">
      <style:paragraph-properties fo:background-color="#D9D9D9"/>
    </style:style>
    <style:style style:name="P89" style:parent-style-name="Standard" style:family="paragraph">
      <style:paragraph-properties fo:background-color="#D9D9D9"/>
    </style:style>
    <style:style style:name="P90" style:parent-style-name="Standard" style:family="paragraph">
      <style:paragraph-properties fo:background-color="#D9D9D9"/>
    </style:style>
    <style:style style:name="P91" style:parent-style-name="Standard" style:family="paragraph">
      <style:paragraph-properties fo:background-color="#D9D9D9"/>
    </style:style>
    <style:style style:name="P92" style:parent-style-name="Standard" style:family="paragraph">
      <style:paragraph-properties fo:background-color="#D9D9D9"/>
    </style:style>
    <style:style style:name="P93" style:parent-style-name="Standard" style:family="paragraph">
      <style:paragraph-properties fo:background-color="#D9D9D9"/>
    </style:style>
    <style:style style:name="P94" style:parent-style-name="Standard" style:family="paragraph">
      <style:paragraph-properties fo:background-color="#D9D9D9"/>
    </style:style>
    <style:style style:name="P95" style:parent-style-name="Standard" style:family="paragraph">
      <style:paragraph-properties fo:background-color="#D9D9D9"/>
    </style:style>
    <style:style style:name="P96" style:parent-style-name="Standard" style:family="paragraph">
      <style:paragraph-properties fo:background-color="#D9D9D9"/>
    </style:style>
    <style:style style:name="P97" style:parent-style-name="Standard" style:family="paragraph">
      <style:paragraph-properties fo:background-color="#D9D9D9"/>
    </style:style>
    <style:style style:name="P98" style:parent-style-name="Standard" style:family="paragraph">
      <style:paragraph-properties fo:background-color="#D9D9D9"/>
    </style:style>
    <style:style style:name="P99" style:parent-style-name="Standard" style:family="paragraph">
      <style:paragraph-properties fo:background-color="#D9D9D9"/>
    </style:style>
    <style:style style:name="P100" style:parent-style-name="Standard" style:family="paragraph">
      <style:paragraph-properties fo:background-color="#D9D9D9"/>
    </style:style>
    <style:style style:name="P10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02" style:parent-style-name="Standard" style:family="paragraph">
      <style:paragraph-properties fo:background-color="#D9D9D9"/>
    </style:style>
    <style:style style:name="P103" style:parent-style-name="Standard" style:family="paragraph">
      <style:paragraph-properties fo:background-color="#D9D9D9"/>
    </style:style>
    <style:style style:name="P104" style:parent-style-name="Standard" style:family="paragraph">
      <style:paragraph-properties fo:background-color="#D9D9D9"/>
    </style:style>
    <style:style style:name="P105" style:parent-style-name="Standard" style:family="paragraph">
      <style:paragraph-properties fo:background-color="#D9D9D9"/>
    </style:style>
    <style:style style:name="P106" style:parent-style-name="Standard" style:family="paragraph">
      <style:paragraph-properties fo:background-color="#D9D9D9"/>
    </style:style>
    <style:style style:name="P107" style:parent-style-name="Standard" style:family="paragraph">
      <style:paragraph-properties fo:background-color="#D9D9D9"/>
    </style:style>
    <style:style style:name="P108" style:parent-style-name="Standard" style:family="paragraph">
      <style:paragraph-properties fo:background-color="#D9D9D9"/>
    </style:style>
    <style:style style:name="P109" style:parent-style-name="Standard" style:family="paragraph">
      <style:paragraph-properties fo:background-color="#D9D9D9"/>
    </style:style>
    <style:style style:name="P110" style:parent-style-name="Standard" style:family="paragraph">
      <style:paragraph-properties fo:background-color="#D9D9D9"/>
    </style:style>
    <style:style style:name="P111" style:parent-style-name="Standard" style:family="paragraph">
      <style:paragraph-properties fo:background-color="#D9D9D9"/>
    </style:style>
    <style:style style:name="P112" style:parent-style-name="Standard" style:family="paragraph">
      <style:paragraph-properties fo:background-color="#D9D9D9"/>
    </style:style>
    <style:style style:name="P113" style:parent-style-name="Standard" style:family="paragraph">
      <style:paragraph-properties fo:background-color="#D9D9D9"/>
    </style:style>
    <style:style style:name="P114" style:parent-style-name="Standard" style:family="paragraph">
      <style:paragraph-properties fo:background-color="#D9D9D9"/>
    </style:style>
    <style:style style:name="P115" style:parent-style-name="Standard" style:family="paragraph">
      <style:paragraph-properties fo:background-color="#D9D9D9"/>
    </style:style>
    <style:style style:name="P116" style:parent-style-name="Standard" style:family="paragraph">
      <style:paragraph-properties fo:background-color="#D9D9D9"/>
    </style:style>
    <style:style style:name="P117" style:parent-style-name="Standard" style:family="paragraph">
      <style:paragraph-properties fo:background-color="#D9D9D9"/>
    </style:style>
    <style:style style:name="P118" style:parent-style-name="Standard" style:family="paragraph">
      <style:paragraph-properties fo:background-color="#D9D9D9"/>
    </style:style>
    <style:style style:name="P119" style:parent-style-name="Standard" style:family="paragraph">
      <style:paragraph-properties fo:background-color="#D9D9D9"/>
    </style:style>
    <style:style style:name="P120" style:parent-style-name="Standard" style:family="paragraph">
      <style:paragraph-properties fo:background-color="#D9D9D9"/>
    </style:style>
    <style:style style:name="P121" style:parent-style-name="Standard" style:family="paragraph">
      <style:paragraph-properties fo:background-color="#D9D9D9"/>
    </style:style>
    <style:style style:name="P122" style:parent-style-name="Standard" style:family="paragraph">
      <style:paragraph-properties fo:background-color="#D9D9D9"/>
    </style:style>
    <style:style style:name="P123" style:parent-style-name="Standard" style:family="paragraph">
      <style:paragraph-properties fo:background-color="#D9D9D9"/>
    </style:style>
    <style:style style:name="P124" style:parent-style-name="Standard" style:family="paragraph">
      <style:paragraph-properties fo:background-color="#D9D9D9"/>
    </style:style>
    <style:style style:name="P125" style:parent-style-name="Standard" style:family="paragraph">
      <style:paragraph-properties fo:background-color="#D9D9D9"/>
    </style:style>
    <style:style style:name="P126" style:parent-style-name="Standard" style:family="paragraph">
      <style:paragraph-properties fo:background-color="#D9D9D9"/>
    </style:style>
    <style:style style:name="P127" style:parent-style-name="Standard" style:family="paragraph">
      <style:paragraph-properties fo:background-color="#D9D9D9"/>
    </style:style>
    <style:style style:name="P128" style:parent-style-name="Standard" style:family="paragraph">
      <style:paragraph-properties fo:background-color="#D9D9D9"/>
    </style:style>
    <style:style style:name="P129" style:parent-style-name="Standard" style:family="paragraph">
      <style:paragraph-properties fo:background-color="#D9D9D9"/>
    </style:style>
    <style:style style:name="P13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1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2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3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4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P135" style:parent-style-name="Standard" style:list-style-name="LFO3" style:family="paragraph"/>
    <style:style style:name="P136" style:parent-style-name="Standard" style:list-style-name="LFO3" style:family="paragraph"/>
    <style:style style:name="P137" style:parent-style-name="Standard" style:list-style-name="LFO3" style:family="paragraph"/>
    <style:style style:name="P138" style:parent-style-name="Standard" style:list-style-name="LFO3" style:family="paragraph"/>
    <style:style style:name="P139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Functions and Parameters<text:s/>in Swift</text:p>
      <text:p text:style-name="P2"/>
      <text:p text:style-name="P3">The functions in Swift is a bit different if you used to Java and Python.<text:s/>Syntax to write a function in Swift is:<text:s/></text:p>
      <text:p text:style-name="Standard"><text:span text:style-name="T4">func<text:s/></text:span><text:span text:style-name="T5">function</text:span><text:span text:style-name="T6">_</text:span><text:span text:style-name="T7">name</text:span><text:span text:style-name="T8"><text:s/>(</text:span><text:span text:style-name="T9">variable</text:span><text:span text:style-name="T10">_name</text:span><text:span text:style-name="T11">:<text:s/></text:span><text:span text:style-name="T12">input</text:span><text:span text:style-name="T13">_</text:span><text:span text:style-name="T14">parameter’s</text:span><text:span text:style-name="T15">_</text:span><text:span text:style-name="T16">type</text:span><text:span text:style-name="T17">) -&gt;<text:s/></text:span><text:span text:style-name="T18">return</text:span><text:span text:style-name="T19">_</text:span><text:span text:style-name="T20">value’s</text:span><text:span text:style-name="T21">_</text:span><text:span text:style-name="T22">type<text:s/></text:span><text:span text:style-name="T23">{</text:span></text:p>
      <text:p text:style-name="P24">return...</text:p>
      <text:p text:style-name="P25">}</text:p>
      <text:p text:style-name="P26"/>
      <text:p text:style-name="P27">Syntax to call the function is:<text:s/></text:p>
      <text:p text:style-name="Standard"><text:span text:style-name="T28">function_name</text:span><text:s/>(<text:span text:style-name="T29">variable_name</text:span>:<text:s/><text:span text:style-name="T30">argument_value</text:span>)</text:p>
      <text:p text:style-name="P31"/>
      <text:p text:style-name="P32">Example:</text:p>
      <text:p text:style-name="P33">A function that takes in a name of a fruit and prints out “I love &lt;name of the fruit&gt;”</text:p>
      <text:p text:style-name="P34">func fruits(fruit_name: String) -&gt; String {</text:p>
      <text:p text:style-name="P35">return ("I love " + fruit_name)</text:p>
      <text:p text:style-name="P36">}</text:p>
      <text:p text:style-name="P37"/>
      <text:p text:style-name="P38">//Call the function</text:p>
      <text:p text:style-name="P39">print (fruits(fruit_name: "Apple"))</text:p>
      <text:p text:style-name="P40"/>
      <text:p text:style-name="P41">Output:</text:p>
      <text:p text:style-name="P42">I love Apple</text:p>
      <text:p text:style-name="Standard"/>
      <text:p text:style-name="Standard">For the code to work, the function should be written before calling it. If the function is written after the line it’s called, it throws an error.</text:p>
      <text:p text:style-name="Standard"/>
      <text:p text:style-name="Standard">You can also have a function<text:s/><text:span text:style-name="T43">without sending any argument</text:span>.<text:s/></text:p>
      <text:p text:style-name="Standard">For example:</text:p>
      <text:p text:style-name="P44">func intro() -&gt; String {</text:p>
      <text:p text:style-name="P45">return ("Hi I am Pragyee")</text:p>
      <text:p text:style-name="P46">}</text:p>
      <text:p text:style-name="P47"/>
      <text:p text:style-name="P48">//call the function</text:p>
      <text:p text:style-name="P49">print (intro())</text:p>
      <text:p text:style-name="Standard"/>
      <text:p text:style-name="Standard">Output:</text:p>
      <text:p text:style-name="P50">Hi I am Pragyee</text:p>
      <text:p text:style-name="Standard"/>
      <text:p text:style-name="Standard">If a function<text:s/>needs<text:s/>to be written that takes in<text:s/><text:span text:style-name="T51">multiple parameters</text:span>, it can be written in the same way as a function with a single<text:s/>parameter,<text:s/>but we will have more than one parameter.</text:p>
      <text:p text:style-name="Standard">Example:</text:p>
      <text:p text:style-name="P52">//function</text:p>
      <text:p text:style-name="P53">func fruits(num_1: Int, num_2: Int) -&gt; Int {</text:p>
      <text:p text:style-name="P54">return (num_1*num_2)</text:p>
      <text:p text:style-name="P55">}</text:p>
      <text:p text:style-name="P56"/>
      <text:p text:style-name="P57">//Call the function</text:p>
      <text:soft-page-break/>
      <text:p text:style-name="P58">print (fruits(num_1:10, num_2: 9))</text:p>
      <text:p text:style-name="Standard"/>
      <text:p text:style-name="Standard">Output:</text:p>
      <text:p text:style-name="P59">90</text:p>
      <text:p text:style-name="Standard"/>
      <text:p text:style-name="Standard">You can also have parameter of different types like Int and String.<text:s/></text:p>
      <text:p text:style-name="Standard">A function without a return value can also be written. To write a function<text:s/><text:span text:style-name="T60">without a return value</text:span><text:s/>we write the function as we would except the return value type. For example:</text:p>
      <text:p text:style-name="Standard"/>
      <text:p text:style-name="P61">//function</text:p>
      <text:p text:style-name="P62">func fruits(fruit_name: String){</text:p>
      <text:p text:style-name="P63">print ("I love " + fruit_name)</text:p>
      <text:p text:style-name="P64">}</text:p>
      <text:p text:style-name="P65"/>
      <text:p text:style-name="P66">//Call the function</text:p>
      <text:p text:style-name="P67">fruits(fruit_name: "Apple")</text:p>
      <text:p text:style-name="Standard"/>
      <text:p text:style-name="Standard">Output:</text:p>
      <text:p text:style-name="P68">I love Apple</text:p>
      <text:p text:style-name="Standard"/>
      <text:p text:style-name="Standard">Another type of function Swift has is function with<text:s/><text:span text:style-name="T69">multiple return values</text:span>. We can write it same way we would write a function with a single return value but instead of defining one return value, we define more than one. For example:</text:p>
      <text:p text:style-name="Standard"/>
      <text:p text:style-name="P70">//function</text:p>
      <text:p text:style-name="P71">func fruits(full_string: String) -&gt; (substring1: String, substring2: String) {</text:p>
      <text:p text:style-name="P72">let m_strings = full_string.split(separator: ",")</text:p>
      <text:p text:style-name="P73">substring1 = String(m_strings[0])</text:p>
      <text:p text:style-name="P74">substring2 = String(m_strings[1])</text:p>
      <text:p text:style-name="P75">return (substring1,substring2)</text:p>
      <text:p text:style-name="P76">}</text:p>
      <text:p text:style-name="P77"/>
      <text:p text:style-name="P78">//Call the function</text:p>
      <text:p text:style-name="P79">var (substring1, substring2) = <text:s/>(fruits(full_string: "betty botter bought, some butter"))</text:p>
      <text:p text:style-name="P80">print (substring1)</text:p>
      <text:p text:style-name="P81">print (substring2)</text:p>
      <text:p text:style-name="Standard"/>
      <text:p text:style-name="Standard">Output:</text:p>
      <text:p text:style-name="P82">betty botter bought</text:p>
      <text:p text:style-name="P83"><text:s/>some butter</text:p>
      <text:p text:style-name="Standard"/>
      <text:p text:style-name="Standard">If you have a tuple type to be returned that has the<text:s/><text:span text:style-name="T84">possibility of being null</text:span><text:s/>then you can use an ‘optional’ tuple return type by adding a “?” after defining the return value type in the function.</text:p>
      <text:p text:style-name="Standard">For example:</text:p>
      <text:p text:style-name="P85">func check_if_null (array : [Int]) -&gt; (array_length: Int, highest_value: Int)? {</text:p>
      <text:p text:style-name="P86">…</text:p>
      <text:p text:style-name="P87">return (array_length, highest_value)</text:p>
      <text:p text:style-name="P88">}</text:p>
      <text:p text:style-name="Standard"/>
      <text:p text:style-name="Standard">A recursion also can be done in Swift. An example of recursion is:</text:p>
      <text:p text:style-name="P89">//function</text:p>
      <text:p text:style-name="P90">func factorial(number: Int) -&gt; Int{</text:p>
      <text:p text:style-name="P91">if (number&lt;=1){</text:p>
      <text:p text:style-name="P92">return 1</text:p>
      <text:p text:style-name="P93">}</text:p>
      <text:p text:style-name="P94">else{</text:p>
      <text:p text:style-name="P95">return (number*factorial(number: number-1))</text:p>
      <text:p text:style-name="P96">}</text:p>
      <text:p text:style-name="P97">}</text:p>
      <text:p text:style-name="P98"/>
      <text:p text:style-name="P99">//Call the function</text:p>
      <text:p text:style-name="P100">print (factorial(number: 6))</text:p>
      <text:p text:style-name="Standard"/>
      <text:p text:style-name="Standard">Output:</text:p>
      <text:p text:style-name="P101">720</text:p>
      <text:p text:style-name="Standard">The output 720 is the factorial of 6 (the value sent to the function).</text:p>
      <text:p text:style-name="Standard"/>
      <text:p text:style-name="Standard">Swift<text:s/>passes value both by reference and value. You can use either way to pass the value. Below is the example on how to pass value using both ways:</text:p>
      <text:p text:style-name="Standard"/>
      <text:p text:style-name="P102">//pass by reference</text:p>
      <text:p text:style-name="P103">class fruit{</text:p>
      <text:p text:style-name="P104">var isfav = false</text:p>
      <text:p text:style-name="P105">}</text:p>
      <text:p text:style-name="P106"/>
      <text:p text:style-name="P107">let apple = fruit()</text:p>
      <text:p text:style-name="P108">let banana = apple</text:p>
      <text:p text:style-name="P109">banana.isfav = true</text:p>
      <text:p text:style-name="P110"/>
      <text:p text:style-name="P111">print(apple.isfav)</text:p>
      <text:p text:style-name="P112">print(banana.isfav)</text:p>
      <text:p text:style-name="P113">//we changes the isfav for banana and the value of isfav changed for apple too</text:p>
      <text:p text:style-name="P114">//this is because they both are pointing to the same location in the memory</text:p>
      <text:p text:style-name="P115"/>
      <text:p text:style-name="P116">print("****************************")</text:p>
      <text:p text:style-name="P117"/>
      <text:p text:style-name="P118">//pass by value</text:p>
      <text:p text:style-name="P119"/>
      <text:p text:style-name="P120">struct fruit1{</text:p>
      <text:p text:style-name="P121">var isfav = false</text:p>
      <text:p text:style-name="P122">}</text:p>
      <text:p text:style-name="P123"/>
      <text:p text:style-name="P124">var kiwi = fruit1()</text:p>
      <text:p text:style-name="P125">var orange = kiwi</text:p>
      <text:p text:style-name="P126">orange.isfav = true</text:p>
      <text:p text:style-name="P127"/>
      <text:soft-page-break/>
      <text:p text:style-name="P128">print(kiwi.isfav)</text:p>
      <text:p text:style-name="P129">print(orange.isfav)</text:p>
      <text:p text:style-name="Standard"/>
      <text:p text:style-name="Standard">Output:</text:p>
      <text:p text:style-name="P130">true</text:p>
      <text:p text:style-name="P131">true</text:p>
      <text:p text:style-name="P132">****************************</text:p>
      <text:p text:style-name="P133">false</text:p>
      <text:p text:style-name="P134">true</text:p>
      <text:p text:style-name="Standard"/>
      <text:p text:style-name="Standard">References</text:p>
      <text:list text:style-name="LFO3" text:continue-numbering="true">
        <text:list-item>
          <text:p text:style-name="P135"><text:a xlink:href="https://docs.swift.org/swift-book/LanguageGuide/Functions.html" office:target-frame-name="_top" xlink:show="replace"><text:span text:style-name="Hyperlink">https://docs.swift.org/swift-book/LanguageGuide/Functions.html</text:span></text:a></text:p>
        </text:list-item>
        <text:list-item>
          <text:p text:style-name="P136"><text:a xlink:href="https://www.programiz.com/swift-programming/recursion" office:target-frame-name="_top" xlink:show="replace"><text:span text:style-name="Hyperlink">https://www.programiz.com/swift-programming/recursion</text:span></text:a></text:p>
        </text:list-item>
        <text:list-item>
          <text:p text:style-name="P137"><text:a xlink:href="https://developer.apple.com/documentation/swift/string/2894564-split" office:target-frame-name="_top" xlink:show="replace"><text:span text:style-name="Hyperlink">https://developer.apple.com/documentation/swift/string/2894564-split</text:span></text:a></text:p>
        </text:list-item>
        <text:list-item>
          <text:p text:style-name="P138"><text:a xlink:href="https://www.raywenderlich.com/9481-reference-vs-value-types-in-swift" office:target-frame-name="_top" xlink:show="replace"><text:span text:style-name="Hyperlink">https://www.raywenderlich.com/9481-reference-vs-value-types-in-swift</text:span></text:a></text:p>
        </text:list-item>
      </text:list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DejaVu Sans" style:font-name-complex="Lohit Hind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ber </meta:initial-creator>
    <dc:creator>Pragyee Nepal</dc:creator>
    <meta:creation-date>2014-01-12T10:10:00Z</meta:creation-date>
    <dc:date>2020-10-11T04:59:00Z</dc:date>
    <meta:template xlink:href="Normal" xlink:type="simple"/>
    <meta:editing-cycles>22</meta:editing-cycles>
    <meta:editing-duration>PT11400S</meta:editing-duration>
    <meta:document-statistic meta:page-count="4" meta:paragraph-count="8" meta:word-count="638" meta:character-count="4272" meta:row-count="30" meta:non-whitespace-character-count="3642"/>
  </office:meta>
</office:document-meta>
</file>